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E1635C277F5F4FCA.png" manifest:media-type="image/png"/>
  <manifest:file-entry manifest:full-path="Pictures/1000000000000240000001804DE405E59ADC1F17.png" manifest:media-type="image/png"/>
  <manifest:file-entry manifest:full-path="Pictures/10000000000001E00000018004338184B6F8548D.pdf" manifest:media-type="application/pdf"/>
  <manifest:file-entry manifest:full-path="Pictures/10000000000002400000018014C2037D2F29B309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588cm" svg:height="3.708cm" svg:x="1.6cm" svg:y="0.457cm">
          <draw:image xlink:href="Pictures/10000000000002400000018014C2037D2F29B309.pdf" xlink:type="simple" xlink:show="embed" xlink:actuate="onLoad" loext:mime-type="application/pdf">
            <text:p/>
          </draw:image>
          <draw:image xlink:href="Pictures/1000000000000240000001804DE405E59ADC1F17.png" xlink:type="simple" xlink:show="embed" xlink:actuate="onLoad" loext:mime-type="image/png"/>
        </draw:frame>
        <draw:frame draw:style-name="gr2" draw:text-style-name="P3" draw:layer="layout" svg:width="8.89cm" svg:height="0.505cm" svg:x="0cm" svg:y="0.003cm">
          <draw:text-box>
            <text:p text:style-name="P2"><text:span text:style-name="T1">Floating-Point model without quantization on Hybrid-Float6 hardware.</text:span></text:p>
          </draw:text-box>
        </draw:frame>
        <draw:frame draw:style-name="gr3" draw:text-style-name="P4" draw:layer="layout" svg:width="1.505cm" svg:height="0.26cm" svg:x="3.243cm" svg:y="1.26cm">
          <draw:text-box>
            <text:p><text:span text:style-name="T2">MAE = 0.1112 m</text:span></text:p>
          </draw:text-box>
        </draw:frame>
        <draw:frame draw:style-name="gr1" draw:text-style-name="P1" draw:layer="layout" svg:width="5.588cm" svg:height="4.445cm" svg:x="1.6cm" svg:y="4.318cm">
          <draw:image xlink:href="Pictures/10000000000001E00000018004338184B6F8548D.pdf" xlink:type="simple" xlink:show="embed" xlink:actuate="onLoad" loext:mime-type="application/pdf">
            <text:p/>
          </draw:image>
          <draw:image xlink:href="Pictures/10000000000001E000000180E1635C277F5F4FC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6T20:28:59.866862856</dc:date>
    <meta:editing-duration>PT21H25M14S</meta:editing-duration>
    <meta:editing-cycles>97</meta:editing-cycles>
    <meta:document-statistic meta:object-count="4"/>
  </office:meta>
</office:document-meta>
</file>